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600000027DBE1526CCCF3C30E.png" manifest:media-type="image/png"/>
  <manifest:file-entry manifest:full-path="Pictures/10000524000007420000040911DA8778104FBC95.svg" manifest:media-type="image/svg+xml"/>
  <manifest:file-entry manifest:full-path="Pictures/1000044C0000073600000409311268786F494A8F.svg" manifest:media-type="image/svg+xml"/>
  <manifest:file-entry manifest:full-path="Pictures/100002010000004600000027F611C701EA3FED8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Helvetica" svg:font-family="Helvetica, Arial, sans-serif"/>
    <style:font-face style:name="Lohit Devanagari1" svg:font-family="'Lohit Devanagari'"/>
    <style:font-face style:name="textbook" svg:font-family="textbook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9.654cm" fo:margin-left="2.117cm" table:align="left"/>
    </style:style>
    <style:style style:name="Таблица1.A" style:family="table-column">
      <style:table-column-properties style:column-width="0.425cm"/>
    </style:style>
    <style:style style:name="Таблица1.B" style:family="table-column">
      <style:table-column-properties style:column-width="0.953cm"/>
    </style:style>
    <style:style style:name="Таблица1.C" style:family="table-column">
      <style:table-column-properties style:column-width="8.276cm"/>
    </style:style>
    <style:style style:name="Таблица1.A1" style:family="table-cell">
      <style:table-cell-properties style:vertical-align="middle" fo:padding="0cm" fo:border="none"/>
    </style:style>
    <style:style style:name="Таблица1.C1" style:family="table-cell">
      <style:table-cell-properties style:vertical-align="middle" fo:padding="0.049cm" fo:border="none"/>
    </style:style>
    <style:style style:name="Таблица2" style:family="table">
      <style:table-properties style:width="10.536cm" fo:margin-left="2.117cm" table:align="left"/>
    </style:style>
    <style:style style:name="Таблица2.A" style:family="table-column">
      <style:table-column-properties style:column-width="0.425cm"/>
    </style:style>
    <style:style style:name="Таблица2.B" style:family="table-column">
      <style:table-column-properties style:column-width="1.834cm"/>
    </style:style>
    <style:style style:name="Таблица2.C" style:family="table-column">
      <style:table-column-properties style:column-width="8.276cm"/>
    </style:style>
    <style:style style:name="Таблица2.A1" style:family="table-cell">
      <style:table-cell-properties style:vertical-align="middle" fo:padding="0cm" fo:border="none"/>
    </style:style>
    <style:style style:name="Таблица2.C1" style:family="table-cell">
      <style:table-cell-properties style:vertical-align="middle" fo:padding="0.049cm" fo:border="none"/>
    </style:style>
    <style:style style:name="Таблица3" style:family="table">
      <style:table-properties style:width="12.767cm" fo:margin-left="2.117cm" table:align="left"/>
    </style:style>
    <style:style style:name="Таблица3.A" style:family="table-column">
      <style:table-column-properties style:column-width="0.425cm"/>
    </style:style>
    <style:style style:name="Таблица3.B" style:family="table-column">
      <style:table-column-properties style:column-width="1.187cm"/>
    </style:style>
    <style:style style:name="Таблица3.C" style:family="table-column">
      <style:table-column-properties style:column-width="11.155cm"/>
    </style:style>
    <style:style style:name="Таблица3.A1" style:family="table-cell">
      <style:table-cell-properties style:vertical-align="middle" fo:padding="0cm" fo:border="none"/>
    </style:style>
    <style:style style:name="Таблица3.C1" style:family="table-cell">
      <style:table-cell-properties style:vertical-align="middle" fo:padding="0.049cm" fo:border="none"/>
    </style:style>
    <style:style style:name="Таблица4" style:family="table">
      <style:table-properties style:width="3.87cm" fo:margin-left="2.117cm" table:align="left"/>
    </style:style>
    <style:style style:name="Таблица4.A" style:family="table-column">
      <style:table-column-properties style:column-width="0.425cm"/>
    </style:style>
    <style:style style:name="Таблица4.B" style:family="table-column">
      <style:table-column-properties style:column-width="3.445cm"/>
    </style:style>
    <style:style style:name="Таблица4.A1" style:family="table-cell">
      <style:table-cell-properties style:vertical-align="middle" fo:padding="0cm" fo:border="none"/>
    </style:style>
    <style:style style:name="Таблица5" style:family="table">
      <style:table-properties style:width="11.331cm" fo:margin-left="2.117cm" table:align="left"/>
    </style:style>
    <style:style style:name="Таблица5.A" style:family="table-column">
      <style:table-column-properties style:column-width="0.425cm"/>
    </style:style>
    <style:style style:name="Таблица5.B" style:family="table-column">
      <style:table-column-properties style:column-width="2.736cm"/>
    </style:style>
    <style:style style:name="Таблица5.C" style:family="table-column">
      <style:table-column-properties style:column-width="8.17cm"/>
    </style:style>
    <style:style style:name="Таблица5.A1" style:family="table-cell">
      <style:table-cell-properties style:vertical-align="middle" fo:padding="0cm" fo:border="none"/>
    </style:style>
    <style:style style:name="Таблица5.C1" style:family="table-cell">
      <style:table-cell-properties style:vertical-align="middle" fo:padding="0.049cm" fo:border="none"/>
    </style:style>
    <style:style style:name="Таблица6" style:family="table">
      <style:table-properties style:width="10.791cm" fo:margin-left="2.117cm" table:align="left"/>
    </style:style>
    <style:style style:name="Таблица6.A" style:family="table-column">
      <style:table-column-properties style:column-width="0.425cm"/>
    </style:style>
    <style:style style:name="Таблица6.B" style:family="table-column">
      <style:table-column-properties style:column-width="2.196cm"/>
    </style:style>
    <style:style style:name="Таблица6.C" style:family="table-column">
      <style:table-column-properties style:column-width="8.17cm"/>
    </style:style>
    <style:style style:name="Таблица6.A1" style:family="table-cell">
      <style:table-cell-properties style:vertical-align="middle" fo:padding="0cm" fo:border="none"/>
    </style:style>
    <style:style style:name="Таблица6.C1" style:family="table-cell">
      <style:table-cell-properties style:vertical-align="middle" fo:padding="0.049cm" fo:border="none"/>
    </style:style>
    <style:style style:name="Таблица7" style:family="table">
      <style:table-properties style:width="11.151cm" fo:margin-left="2.117cm" table:align="left"/>
    </style:style>
    <style:style style:name="Таблица7.A" style:family="table-column">
      <style:table-column-properties style:column-width="0.425cm"/>
    </style:style>
    <style:style style:name="Таблица7.B" style:family="table-column">
      <style:table-column-properties style:column-width="2.556cm"/>
    </style:style>
    <style:style style:name="Таблица7.C" style:family="table-column">
      <style:table-column-properties style:column-width="8.17cm"/>
    </style:style>
    <style:style style:name="Таблица7.A1" style:family="table-cell">
      <style:table-cell-properties style:vertical-align="middle" fo:padding="0cm" fo:border="none"/>
    </style:style>
    <style:style style:name="Таблица7.C1" style:family="table-cell">
      <style:table-cell-properties style:vertical-align="middle" fo:padding="0.049cm" fo:border="none"/>
    </style:style>
    <style:style style:name="Таблица8" style:family="table">
      <style:table-properties style:width="11.538cm" fo:margin-left="2.117cm" table:align="left"/>
    </style:style>
    <style:style style:name="Таблица8.A" style:family="table-column">
      <style:table-column-properties style:column-width="0.425cm"/>
    </style:style>
    <style:style style:name="Таблица8.B" style:family="table-column">
      <style:table-column-properties style:column-width="2.942cm"/>
    </style:style>
    <style:style style:name="Таблица8.C" style:family="table-column">
      <style:table-column-properties style:column-width="8.17cm"/>
    </style:style>
    <style:style style:name="Таблица8.A1" style:family="table-cell">
      <style:table-cell-properties style:vertical-align="middle" fo:padding="0cm" fo:border="none"/>
    </style:style>
    <style:style style:name="Таблица8.C1" style:family="table-cell">
      <style:table-cell-properties style:vertical-align="middle" fo:padding="0.049cm" fo:border="none"/>
    </style:style>
    <style:style style:name="Таблица9" style:family="table">
      <style:table-properties style:width="9.641cm" fo:margin-left="2.117cm" table:align="left"/>
    </style:style>
    <style:style style:name="Таблица9.A" style:family="table-column">
      <style:table-column-properties style:column-width="0.425cm"/>
    </style:style>
    <style:style style:name="Таблица9.B" style:family="table-column">
      <style:table-column-properties style:column-width="1.046cm"/>
    </style:style>
    <style:style style:name="Таблица9.C" style:family="table-column">
      <style:table-column-properties style:column-width="8.17cm"/>
    </style:style>
    <style:style style:name="Таблица9.A1" style:family="table-cell">
      <style:table-cell-properties style:vertical-align="middle" fo:padding="0cm" fo:border="none"/>
    </style:style>
    <style:style style:name="Таблица9.C1" style:family="table-cell">
      <style:table-cell-properties style:vertical-align="middle" fo:padding="0.049cm" fo:border="none"/>
    </style:style>
    <style:style style:name="Таблица10" style:family="table">
      <style:table-properties style:width="12.767cm" fo:margin-left="2.117cm" table:align="left"/>
    </style:style>
    <style:style style:name="Таблица10.A" style:family="table-column">
      <style:table-column-properties style:column-width="0.425cm"/>
    </style:style>
    <style:style style:name="Таблица10.B" style:family="table-column">
      <style:table-column-properties style:column-width="12.342cm"/>
    </style:style>
    <style:style style:name="Таблица10.A1" style:family="table-cell">
      <style:table-cell-properties style:vertical-align="middle" fo:padding="0cm" fo:border="none"/>
    </style:style>
    <style:style style:name="Таблица11" style:family="table">
      <style:table-properties style:width="10.975cm" fo:margin-left="2.117cm" table:align="left"/>
    </style:style>
    <style:style style:name="Таблица11.A" style:family="table-column">
      <style:table-column-properties style:column-width="0.425cm"/>
    </style:style>
    <style:style style:name="Таблица11.B" style:family="table-column">
      <style:table-column-properties style:column-width="10.55cm"/>
    </style:style>
    <style:style style:name="Таблица11.A1" style:family="table-cell">
      <style:table-cell-properties style:vertical-align="middle" fo:padding="0cm" fo:border="none"/>
    </style:style>
    <style:style style:name="Таблица12" style:family="table">
      <style:table-properties style:width="12.767cm" fo:margin-left="2.117cm" table:align="left"/>
    </style:style>
    <style:style style:name="Таблица12.A" style:family="table-column">
      <style:table-column-properties style:column-width="0.219cm"/>
    </style:style>
    <style:style style:name="Таблица12.B" style:family="table-column">
      <style:table-column-properties style:column-width="12.548cm"/>
    </style:style>
    <style:style style:name="Таблица12.A1" style:family="table-cell">
      <style:table-cell-properties style:vertical-align="middle" fo:padding="0cm" fo:border="none"/>
    </style:style>
    <style:style style:name="Таблица13" style:family="table">
      <style:table-properties style:width="12.767cm" fo:margin-left="2.117cm" table:align="left"/>
    </style:style>
    <style:style style:name="Таблица13.A" style:family="table-column">
      <style:table-column-properties style:column-width="0.219cm"/>
    </style:style>
    <style:style style:name="Таблица13.B" style:family="table-column">
      <style:table-column-properties style:column-width="12.548cm"/>
    </style:style>
    <style:style style:name="Таблица13.A1" style:family="table-cell">
      <style:table-cell-properties style:vertical-align="middle" fo:padding="0cm" fo:border="none"/>
    </style:style>
    <style:style style:name="Таблица14" style:family="table">
      <style:table-properties style:width="12.767cm" fo:margin-left="2.117cm" table:align="left"/>
    </style:style>
    <style:style style:name="Таблица14.A" style:family="table-column">
      <style:table-column-properties style:column-width="0.219cm"/>
    </style:style>
    <style:style style:name="Таблица14.B" style:family="table-column">
      <style:table-column-properties style:column-width="12.548cm"/>
    </style:style>
    <style:style style:name="Таблица14.A1" style:family="table-cell">
      <style:table-cell-properties style:vertical-align="middle" fo:padding="0cm" fo:border="none"/>
    </style:style>
    <style:style style:name="Таблица14.B2" style:family="table-cell">
      <style:table-cell-properties fo:padding="0.049cm" fo:border="none"/>
    </style:style>
    <style:style style:name="Таблица15" style:family="table">
      <style:table-properties style:width="12.802cm" fo:margin-left="2.117cm" table:align="left"/>
    </style:style>
    <style:style style:name="Таблица15.A" style:family="table-column">
      <style:table-column-properties style:column-width="0.425cm"/>
    </style:style>
    <style:style style:name="Таблица15.B" style:family="table-column">
      <style:table-column-properties style:column-width="12.377cm"/>
    </style:style>
    <style:style style:name="Таблица15.A1" style:family="table-cell">
      <style:table-cell-properties style:vertical-align="middle" fo:padding="0cm" fo:border="none"/>
    </style:style>
    <style:style style:name="Таблица16" style:family="table">
      <style:table-properties style:width="12.802cm" fo:margin-left="2.117cm" table:align="left"/>
    </style:style>
    <style:style style:name="Таблица16.A" style:family="table-column">
      <style:table-column-properties style:column-width="0.425cm"/>
    </style:style>
    <style:style style:name="Таблица16.B" style:family="table-column">
      <style:table-column-properties style:column-width="12.377cm"/>
    </style:style>
    <style:style style:name="Таблица16.A1" style:family="table-cell">
      <style:table-cell-properties style:vertical-align="middle" fo:padding="0cm" fo:border="none"/>
    </style:style>
    <style:style style:name="Таблица17" style:family="table">
      <style:table-properties style:width="12.767cm" fo:margin-left="2.117cm" table:align="left"/>
    </style:style>
    <style:style style:name="Таблица17.A" style:family="table-column">
      <style:table-column-properties style:column-width="0.219cm"/>
    </style:style>
    <style:style style:name="Таблица17.B" style:family="table-column">
      <style:table-column-properties style:column-width="12.548cm"/>
    </style:style>
    <style:style style:name="Таблица17.A1" style:family="table-cell">
      <style:table-cell-properties style:vertical-align="middle" fo:padding="0cm" fo:border="none"/>
    </style:style>
    <style:style style:name="Таблица17.B2" style:family="table-cell">
      <style:table-cell-properties fo:padding="0.049cm" fo:border="none"/>
    </style:style>
    <style:style style:name="Таблица18" style:family="table">
      <style:table-properties style:width="12.802cm" fo:margin-left="2.117cm" table:align="left"/>
    </style:style>
    <style:style style:name="Таблица18.A" style:family="table-column">
      <style:table-column-properties style:column-width="0.425cm"/>
    </style:style>
    <style:style style:name="Таблица18.B" style:family="table-column">
      <style:table-column-properties style:column-width="12.377cm"/>
    </style:style>
    <style:style style:name="Таблица18.A1" style:family="table-cell">
      <style:table-cell-properties style:vertical-align="middle" fo:padding="0cm" fo:border="none"/>
    </style:style>
    <style:style style:name="Таблица19" style:family="table">
      <style:table-properties style:width="12.802cm" fo:margin-left="2.117cm" table:align="left"/>
    </style:style>
    <style:style style:name="Таблица19.A" style:family="table-column">
      <style:table-column-properties style:column-width="0.425cm"/>
    </style:style>
    <style:style style:name="Таблица19.B" style:family="table-column">
      <style:table-column-properties style:column-width="12.377cm"/>
    </style:style>
    <style:style style:name="Таблица19.A1" style:family="table-cell">
      <style:table-cell-properties style:vertical-align="middle" fo:padding="0cm" fo:border="none"/>
    </style:style>
    <style:style style:name="Таблица20" style:family="table">
      <style:table-properties style:width="12.767cm" fo:margin-left="2.117cm" table:align="left"/>
    </style:style>
    <style:style style:name="Таблица20.A" style:family="table-column">
      <style:table-column-properties style:column-width="0.219cm"/>
    </style:style>
    <style:style style:name="Таблица20.B" style:family="table-column">
      <style:table-column-properties style:column-width="4.378cm"/>
    </style:style>
    <style:style style:name="Таблица20.C" style:family="table-column">
      <style:table-column-properties style:column-width="8.17cm"/>
    </style:style>
    <style:style style:name="Таблица20.A1" style:family="table-cell">
      <style:table-cell-properties style:vertical-align="middle" fo:padding="0cm" fo:border="none"/>
    </style:style>
    <style:style style:name="Таблица20.C1" style:family="table-cell">
      <style:table-cell-properties style:vertical-align="middle" fo:padding="0.049cm" fo:border="none"/>
    </style:style>
    <style:style style:name="Таблица21" style:family="table">
      <style:table-properties style:width="12.767cm" fo:margin-left="2.117cm" table:align="left"/>
    </style:style>
    <style:style style:name="Таблица21.A" style:family="table-column">
      <style:table-column-properties style:column-width="0.425cm"/>
    </style:style>
    <style:style style:name="Таблица21.B" style:family="table-column">
      <style:table-column-properties style:column-width="4.172cm"/>
    </style:style>
    <style:style style:name="Таблица21.C" style:family="table-column">
      <style:table-column-properties style:column-width="8.17cm"/>
    </style:style>
    <style:style style:name="Таблица21.A1" style:family="table-cell">
      <style:table-cell-properties style:vertical-align="middle" fo:padding="0cm" fo:border="none"/>
    </style:style>
    <style:style style:name="Таблица21.C1" style:family="table-cell">
      <style:table-cell-properties style:vertical-align="middle" fo:padding="0.049cm" fo:border="none"/>
    </style:style>
    <style:style style:name="Таблица22" style:family="table">
      <style:table-properties style:width="12.767cm" fo:margin-left="2.117cm" table:align="left"/>
    </style:style>
    <style:style style:name="Таблица22.A" style:family="table-column">
      <style:table-column-properties style:column-width="0.425cm"/>
    </style:style>
    <style:style style:name="Таблица22.B" style:family="table-column">
      <style:table-column-properties style:column-width="12.342cm"/>
    </style:style>
    <style:style style:name="Таблица22.A1" style:family="table-cell">
      <style:table-cell-properties style:vertical-align="middle" fo:padding="0cm" fo:border="none"/>
    </style:style>
    <style:style style:name="Таблица22.B1" style:family="table-cell">
      <style:table-cell-properties style:vertical-align="middle" fo:padding="0.049cm" fo:border="none"/>
    </style:style>
    <style:style style:name="Таблица23" style:family="table">
      <style:table-properties style:width="12.767cm" fo:margin-left="2.117cm" table:align="left"/>
    </style:style>
    <style:style style:name="Таблица23.A" style:family="table-column">
      <style:table-column-properties style:column-width="0.425cm"/>
    </style:style>
    <style:style style:name="Таблица23.B" style:family="table-column">
      <style:table-column-properties style:column-width="12.342cm"/>
    </style:style>
    <style:style style:name="Таблица23.A1" style:family="table-cell">
      <style:table-cell-properties style:vertical-align="middle" fo:padding="0cm" fo:border="none"/>
    </style:style>
    <style:style style:name="Таблица23.B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left="0.741cm" fo:margin-right="0.582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 fo:background-color="#ffffff" loext:padding-left="0cm" loext:padding-right="0cm" loext:padding-top="0cm" loext:padding-bottom="0.049cm" loext:border-left="none" loext:border-right="none" loext:border-top="none" loext:border-bottom="0.06pt solid #000000"/>
    </style:style>
    <style:style style:name="P2" style:family="paragraph" style:parent-style-name="Standard">
      <style:paragraph-properties fo:margin-top="0cm" fo:margin-bottom="0cm" loext:contextual-spacing="false" fo:orphans="2" fo:widows="2"/>
      <style:text-properties fo:font-variant="normal" fo:text-transform="none" fo:color="#000000" fo:letter-spacing="normal" fo:background-color="#ffffff" loext:padding-left="0cm" loext:padding-right="0cm" loext:padding-top="0cm" loext:padding-bottom="0.049cm" loext:border-left="none" loext:border-right="none" loext:border-top="none" loext:border-bottom="0.06pt solid #000000"/>
    </style:style>
    <style:style style:name="P3" style:family="paragraph" style:parent-style-name="Standard">
      <style:paragraph-properties fo:margin-left="0.265cm" fo:margin-right="0cm" fo:margin-top="0cm" fo:margin-bottom="0.499cm" loext:contextual-spacing="false" style:line-height-at-least="0.318cm" fo:text-align="end" style:justify-single-word="false" fo:orphans="2" fo:widows="2" fo:text-indent="0cm" style:auto-text-indent="false"/>
    </style:style>
    <style:style style:name="P4" style:family="paragraph" style:parent-style-name="Text_20_body">
      <style:text-properties fo:font-size="2pt" style:font-size-asian="2pt" style:font-size-complex="2pt"/>
    </style:style>
    <style:style style:name="P5" style:family="paragraph" style:parent-style-name="Text_20_body">
      <style:paragraph-properties fo:margin-left="2.54cm" fo:margin-right="2.117cm" fo:margin-top="2.117cm" fo:margin-bottom="2.646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Helvetica" fo:font-size="12pt" fo:letter-spacing="normal" fo:font-style="normal" fo:font-weight="normal" fo:background-color="#ffffff" loext:padding="0cm" loext:border="none"/>
    </style:style>
    <style:style style:name="P6" style:family="paragraph" style:parent-style-name="Text_20_body">
      <style:paragraph-properties fo:margin-left="0cm" fo:margin-right="0.318cm" fo:margin-top="3.175cm" fo:margin-bottom="0.247cm" loext:contextual-spacing="false" style:line-height-at-least="0.45cm" fo:orphans="2" fo:widows="2" fo:text-indent="0cm" style:auto-text-indent="false"/>
    </style:style>
    <style:style style:name="P7" style:family="paragraph" style:parent-style-name="Heading_20_1">
      <style:paragraph-properties fo:margin-left="0.794cm" fo:margin-right="0.794cm" fo:margin-top="0cm" fo:margin-bottom="0cm" loext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font-name="Helvetica" fo:font-size="42pt" fo:letter-spacing="normal" fo:font-style="normal" fo:font-weight="normal" loext:padding="0cm" loext:border="none"/>
    </style:style>
    <style:style style:name="P8" style:family="paragraph" style:parent-style-name="Table_20_Contents">
      <style:text-properties fo:color="#ff0000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P10" style:family="paragraph" style:parent-style-name="Table_20_Contents">
      <style:paragraph-properties style:line-height-at-least="0.847cm"/>
      <style:text-properties fo:color="#000000" loext:padding="0cm" loext:border="none"/>
    </style:style>
    <style:style style:name="P11" style:family="paragraph" style:parent-style-name="Table_20_Contents">
      <style:paragraph-properties style:line-height-at-least="0.847cm"/>
    </style:style>
    <style:style style:name="P12" style:family="paragraph" style:parent-style-name="Table_20_Contents">
      <style:paragraph-properties fo:margin-top="0cm" fo:margin-bottom="0.499cm" loext:contextual-spacing="false"/>
    </style:style>
    <style:style style:name="P13" style:family="paragraph" style:parent-style-name="Table_20_Contents">
      <style:paragraph-properties fo:margin-top="0cm" fo:margin-bottom="0cm" loext:contextual-spacing="false"/>
    </style:style>
    <style:style style:name="P14" style:family="paragraph" style:parent-style-name="Table_20_Contents">
      <style:paragraph-properties fo:margin-top="0cm" fo:margin-bottom="0cm" loext:contextual-spacing="false"/>
      <style:text-properties style:font-name="Helvetica Neue"/>
    </style:style>
    <style:style style:name="P15" style:family="paragraph" style:parent-style-name="Table_20_Contents">
      <style:paragraph-properties fo:margin-top="0cm" fo:margin-bottom="0cm" loext:contextual-spacing="false"/>
      <style:text-properties loext:padding="0cm" loext:border="none"/>
    </style:style>
    <style:style style:name="P16" style:family="paragraph" style:parent-style-name="Table_20_Contents">
      <style:paragraph-properties fo:margin-top="0cm" fo:margin-bottom="0cm" loext:contextual-spacing="false"/>
      <style:text-properties fo:color="#000000" fo:font-size="15pt" fo:font-weight="normal"/>
    </style:style>
    <style:style style:name="P17" style:family="paragraph" style:parent-style-name="Table_20_Contents">
      <style:paragraph-properties fo:margin-left="0cm" fo:margin-right="0cm" fo:text-indent="0cm" style:auto-text-indent="false"/>
    </style:style>
    <style:style style:name="P18" style:family="paragraph" style:parent-style-name="Table_20_Contents">
      <style:paragraph-properties fo:margin-left="0cm" fo:margin-right="0cm" style:line-height-at-least="0.847cm" fo:text-indent="0cm" style:auto-text-indent="false"/>
      <style:text-properties fo:color="#000000"/>
    </style:style>
    <style:style style:name="P19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20" style:family="paragraph" style:parent-style-name="Table_20_Contents">
      <style:paragraph-properties fo:margin-left="0cm" fo:margin-right="0cm" fo:margin-top="0cm" fo:margin-bottom="0cm" loext:contextual-spacing="false" style:line-height-at-least="0.847cm" fo:text-indent="0cm" style:auto-text-indent="false"/>
      <style:text-properties fo:color="#000000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color="#666666" style:font-name="textbook" fo:font-size="9.75pt"/>
    </style:style>
    <style:style style:name="P22" style:family="paragraph">
      <style:paragraph-properties fo:text-align="start"/>
      <style:text-properties fo:color="#000000" style:text-line-through-style="none" style:text-line-through-type="none" fo:font-family="'Liberation Mono'" style:font-family-generic="modern" style:font-pitch="fixed" fo:font-size="11pt" fo:font-style="normal" style:text-underline-style="none"/>
    </style:style>
    <style:style style:name="P23" style:family="paragraph">
      <style:paragraph-properties fo:text-align="start"/>
    </style:style>
    <style:style style:name="P24" style:family="paragraph">
      <style:paragraph-properties fo:text-align="start"/>
      <style:text-properties style:text-line-through-style="none" style:text-line-through-type="none" style:font-name="Helvetica Neue" fo:font-size="11pt" fo:font-style="normal" style:text-underline-style="none"/>
    </style:style>
    <style:style style:name="T1" style:family="text">
      <style:text-properties fo:color="#000000" fo:font-size="15pt" fo:font-weight="normal" style:font-size-asian="15pt" style:font-weight-asian="normal" style:font-size-complex="15pt" style:font-weight-complex="normal"/>
    </style:style>
    <style:style style:name="T2" style:family="text">
      <style:text-properties fo:color="#000000" loext:padding="0cm" loext:border="none"/>
    </style:style>
    <style:style style:name="T3" style:family="text">
      <style:text-properties fo:font-variant="normal" fo:text-transform="none" fo:color="#ff0000" style:text-line-through-style="none" style:text-line-through-type="none" style:font-name="Helvetica Neue" fo:font-size="11.25pt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Helvetica Neue" fo:font-size="11.25pt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5" style:family="text">
      <style:text-properties fo:font-variant="normal" fo:text-transform="none" fo:color="#000000" style:font-name="Helvetica" fo:font-size="9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8792a8" style:text-line-through-style="none" style:text-line-through-type="none" style:font-name="Helvetica" fo:font-size="9pt" fo:letter-spacing="normal" fo:font-style="normal" style:text-underline-style="none" fo:font-weight="normal" style:text-blinking="false" loext:padding="0cm" loext:border="none"/>
    </style:style>
    <style:style style:name="T7" style:family="text">
      <style:text-properties fo:font-variant="normal" fo:text-transform="none" fo:color="#0044bb" style:text-line-through-style="none" style:text-line-through-type="none" style:font-name="Helvetica" fo:font-size="9pt" fo:letter-spacing="normal" fo:font-style="normal" style:text-underline-style="none" fo:font-weight="normal" style:text-blinking="false" loext:padding="0cm" loext:border="none"/>
    </style:style>
    <style:style style:name="T8" style:family="text">
      <style:text-properties loext:padding="0cm" loext:border="none"/>
    </style:style>
    <style:style style:name="T9" style:family="text">
      <style:text-properties fo:color="#0044bb" style:text-line-through-style="none" style:text-line-through-type="none" style:font-name="Helvetica Neue" fo:font-size="11.25pt" style:text-underline-style="none" style:text-blinking="false" loext:padding-left="0cm" loext:padding-right="0cm" loext:padding-top="0cm" loext:padding-bottom="0.049cm" loext:border-left="none" loext:border-right="none" loext:border-top="none" loext:border-bottom="0.06pt dotted #000000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32cm" fo:margin-right="0cm" fo:margin-top="0cm" fo:margin-bottom="0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apply-filter="true" form:enctype="multipart/formdata" form:method="post" form:control-implementation="ooo:com.sun.star.form.component.Form" office:target-frame="" xlink:href="https://forms.yandex.ru/surveys/10015026/" xlink:type="simple">
          <form:properties>
            <form:property form:property-name="PropertyChangeNotificationEnabled" office:value-type="boolean" office:boolean-value="true"/>
          </form:properties>
          <form:text form:name="param_name" form:control-implementation="ooo:com.sun.star.form.component.TextField" xml:id="control1" form:id="control1" form:max-length="128" form:current-value="Афанасоглу" form:value="Афанасоглу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ram_surname" form:control-implementation="ooo:com.sun.star.form.component.TextField" xml:id="control2" form:id="control2" form:max-length="128" form:current-value="Юлий" form:value="Юлий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mail" form:control-implementation="ooo:com.sun.star.form.component.TextField" xml:id="control3" form:id="control3" form:max-length="25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answer_choices_10141554" form:control-implementation="ooo:com.sun.star.form.component.CheckBox" xml:id="control4" form:id="control4" form:value="1017824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nswer_choices_10141554" form:control-implementation="ooo:com.sun.star.form.component.CheckBox" xml:id="control5" form:id="control5" form:value="1017824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param_job_place" form:control-implementation="ooo:com.sun.star.form.component.TextField" xml:id="control6" form:id="control6" form:max-length="1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ram_position" form:control-implementation="ooo:com.sun.star.form.component.TextField" xml:id="control7" form:id="control7" form:max-length="1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ram_study_place" form:control-implementation="ooo:com.sun.star.form.component.TextField" xml:id="control8" form:id="control8" form:max-length="1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ram_specialty" form:control-implementation="ooo:com.sun.star.form.component.TextField" xml:id="control9" form:id="control9" form:max-length="25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ram_course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answer_choices_10184042" form:control-implementation="ooo:com.sun.star.form.component.CheckBox" xml:id="control11" form:id="control11" form:value="1017833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nswer_choices_10184042" form:control-implementation="ooo:com.sun.star.form.component.CheckBox" xml:id="control12" form:id="control12" form:value="1017833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nswer_choices_10184042" form:control-implementation="ooo:com.sun.star.form.component.CheckBox" xml:id="control13" form:id="control13" form:value="1017833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nswer_choices_10184042" form:control-implementation="ooo:com.sun.star.form.component.CheckBox" xml:id="control14" form:id="control14" form:value="1017833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nswer_choices_10184042" form:control-implementation="ooo:com.sun.star.form.component.CheckBox" xml:id="control15" form:id="control15" form:value="1017833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radio form:name="answer_choices_10184044" form:control-implementation="ooo:com.sun.star.form.component.RadioButton" xml:id="control16" form:id="control16" form:value="1017833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answer_choices_10184044" form:control-implementation="ooo:com.sun.star.form.component.RadioButton" xml:id="control17" form:id="control17" form:value="1017833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answer_choices_10184045" form:control-implementation="ooo:com.sun.star.form.component.RadioButton" xml:id="control18" form:id="control18" form:value="1017833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answer_choices_10184045" form:control-implementation="ooo:com.sun.star.form.component.RadioButton" xml:id="control19" form:id="control19" form:value="1017833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area form:name="answer_long_text_10183887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nswer_long_text_10183888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nswer_long_text_10183892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nswer_long_text_10183890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nswer_long_text_10183891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 form:name="param_social_account" form:control-implementation="ooo:com.sun.star.form.component.TextField" xml:id="control25" form:id="control25" form:max-length="25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nswer_short_text_10184047" form:control-implementation="ooo:com.sun.star.form.component.TextField" xml:id="control26" form:id="control26" form:max-length="25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answer_boolean_10170746" form:control-implementation="ooo:com.sun.star.form.component.CheckBox" xml:id="control27" form:id="control27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nswer_boolean_10170752" form:control-implementation="ooo:com.sun.star.form.component.CheckBox" xml:id="control28" form:id="control28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5" draw:style-name="gr2" draw:text-style-name="P23" svg:width="0.451cm" svg:height="0.451cm" svg:x="0cm" svg:y="0cm" draw:control="control4"/>
      <draw:control text:anchor-type="page" text:anchor-page-number="1" draw:z-index="6" draw:style-name="gr2" draw:text-style-name="P23" svg:width="0.451cm" svg:height="0.451cm" svg:x="0cm" svg:y="0cm" draw:control="control5"/>
      <draw:control text:anchor-type="page" text:anchor-page-number="1" draw:z-index="14" draw:style-name="gr2" draw:text-style-name="P23" svg:width="0.451cm" svg:height="0.451cm" svg:x="0cm" svg:y="0cm" draw:control="control11"/>
      <draw:control text:anchor-type="page" text:anchor-page-number="1" draw:z-index="15" draw:style-name="gr2" draw:text-style-name="P23" svg:width="0.451cm" svg:height="0.451cm" svg:x="0cm" svg:y="0cm" draw:control="control12"/>
      <draw:control text:anchor-type="page" text:anchor-page-number="1" draw:z-index="16" draw:style-name="gr2" draw:text-style-name="P23" svg:width="0.451cm" svg:height="0.451cm" svg:x="0cm" svg:y="0cm" draw:control="control13"/>
      <draw:control text:anchor-type="page" text:anchor-page-number="1" draw:z-index="17" draw:style-name="gr2" draw:text-style-name="P23" svg:width="0.451cm" svg:height="0.451cm" svg:x="0cm" svg:y="0cm" draw:control="control14"/>
      <draw:control text:anchor-type="page" text:anchor-page-number="1" draw:z-index="18" draw:style-name="gr2" draw:text-style-name="P23" svg:width="0.451cm" svg:height="0.451cm" svg:x="0cm" svg:y="0cm" draw:control="control15"/>
      <draw:control text:anchor-type="page" text:anchor-page-number="1" draw:z-index="35" draw:style-name="gr2" draw:text-style-name="P23" svg:width="0.451cm" svg:height="0.451cm" svg:x="0cm" svg:y="0cm" draw:control="control27"/>
      <draw:control text:anchor-type="page" text:anchor-page-number="1" draw:z-index="37" draw:style-name="gr2" draw:text-style-name="P23" svg:width="0.451cm" svg:height="0.451cm" svg:x="0cm" svg:y="0cm" draw:control="control28"/>
      <text:p text:style-name="P1"><draw:frame draw:style-name="fr2" draw:name="Изображение1" text:anchor-type="as-char" svg:width="1.852cm" svg:height="1.032cm" draw:z-index="0"><draw:image xlink:href="Pictures/1000044C0000073600000409311268786F494A8F.svg" xlink:type="simple" xlink:show="embed" xlink:actuate="onLoad" loext:mime-type="image/svg+xml"/><draw:image xlink:href="Pictures/100002010000004600000027F611C701EA3FED89.png" xlink:type="simple" xlink:show="embed" xlink:actuate="onLoad"/><svg:title>Яндекс</svg:title></draw:frame></text:p>
      <text:p text:style-name="P2"><draw:frame draw:style-name="fr3" draw:name="Изображение2" text:anchor-type="as-char" svg:width="1.852cm" svg:height="1.032cm" draw:z-index="1"><draw:image xlink:href="Pictures/10000524000007420000040911DA8778104FBC95.svg" xlink:type="simple" xlink:show="embed" xlink:actuate="onLoad" loext:mime-type="image/svg+xml"/><draw:image xlink:href="Pictures/100002010000004600000027DBE1526CCCF3C30E.png" xlink:type="simple" xlink:show="embed" xlink:actuate="onLoad"/><svg:title>Формы</svg:title></draw:frame></text:p>
      <text:p text:style-name="P3"><text:a xlink:type="simple" xlink:href="https://passport.yandex.ru/passport?mode=passport" text:style-name="Internet_20_link" text:visited-style-name="Visited_20_Internet_20_Link"><text:span text:style-name="T3">a</text:span></text:a><text:a xlink:type="simple" xlink:href="https://passport.yandex.ru/passport?mode=passport" text:style-name="Internet_20_link" text:visited-style-name="Visited_20_Internet_20_Link"><text:span text:style-name="T4">yulic</text:span></text:a></text:p>
      <text:h text:style-name="P7" text:outline-level="1">Регистрация на встречу для аналитиков Data Driven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8">*</text:p>
          </table:table-cell>
          <table:table-cell table:style-name="Таблица1.A1" office:value-type="string">
            <text:p text:style-name="P13">Имя</text:p>
          </table:table-cell>
          <table:table-cell table:style-name="Таблица1.C1" office:value-type="string">
            <text:p text:style-name="P20"><text:span text:style-name="T8"> </text:span><text:bookmark text:name="id_param_name"/><draw:control text:anchor-type="as-char" draw:z-index="2" draw:style-name="gr1" draw:text-style-name="P22" svg:width="7.938cm" svg:height="0.874cm" draw:control="control1"/></text:p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8">*</text:p>
          </table:table-cell>
          <table:table-cell table:style-name="Таблица2.A1" office:value-type="string">
            <text:p text:style-name="P13">Фамилия</text:p>
          </table:table-cell>
          <table:table-cell table:style-name="Таблица2.C1" office:value-type="string">
            <text:p text:style-name="P20"><text:span text:style-name="T8"> </text:span><text:bookmark text:name="id_param_surname"/><draw:control text:anchor-type="as-char" draw:z-index="3" draw:style-name="gr1" draw:text-style-name="P22" svg:width="7.938cm" svg:height="0.874cm" draw:control="control2"/></text:p>
          </table:table-cell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8">*</text:p>
          </table:table-cell>
          <table:table-cell table:style-name="Таблица3.A1" office:value-type="string">
            <text:p text:style-name="P13">Email</text:p>
          </table:table-cell>
          <table:table-cell table:style-name="Таблица3.C1" office:value-type="string">
            <text:p text:style-name="P20"><text:span text:style-name="T8"> </text:span><text:bookmark text:name="id_email"/><draw:control text:anchor-type="as-char" draw:z-index="4" draw:style-name="gr1" draw:text-style-name="P22" svg:width="7.938cm" svg:height="0.874cm" draw:control="control3"/><text:span text:style-name="T9">ayulic@yandex.ru</text:span></text:p>
          </table:table-cell>
        </table:table-row>
      </table:table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8">*</text:p>
          </table:table-cell>
          <table:table-cell table:style-name="Таблица4.A1" office:value-type="string">
            <text:p text:style-name="P13">Род деятельности</text:p>
          </table:table-cell>
        </table:table-row>
        <table:table-row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14"><draw:frame draw:style-name="fr1" draw:name="Врезка1" text:anchor-type="char" svg:x="0.053cm" svg:width="0.476cm" draw:z-index="7"><draw:text-box fo:min-height="0.476cm"><text:p text:style-name="P4"/></draw:text-box></draw:frame><text:bookmark text:name="uniq15688116035961510065"/>Работаю</text:p>
            <text:p text:style-name="P14"><draw:frame draw:style-name="fr1" draw:name="Врезка2" text:anchor-type="char" svg:x="0.053cm" svg:width="0.476cm" draw:z-index="8"><draw:text-box fo:min-height="0.476cm"><text:p text:style-name="P4"/></draw:text-box></draw:frame><text:bookmark text:name="uniq15688116035961510066"/>Учусь</text:p>
          </table:table-cell>
        </table:table-row>
      </table:table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8">*</text:p>
          </table:table-cell>
          <table:table-cell table:style-name="Таблица5.A1" office:value-type="string">
            <text:p text:style-name="P13">Место работы</text:p>
          </table:table-cell>
          <table:table-cell table:style-name="Таблица5.C1" office:value-type="string">
            <text:p text:style-name="P18"><text:bookmark text:name="id_param_job_place"/><draw:control text:anchor-type="as-char" draw:z-index="9" draw:style-name="gr1" draw:text-style-name="P22" svg:width="7.938cm" svg:height="0.874cm" draw:control="control6"/></text:p>
          </table:table-cell>
        </table:table-row>
      </table:table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8">*</text:p>
          </table:table-cell>
          <table:table-cell table:style-name="Таблица6.A1" office:value-type="string">
            <text:p text:style-name="P13">Должность</text:p>
          </table:table-cell>
          <table:table-cell table:style-name="Таблица6.C1" office:value-type="string">
            <text:p text:style-name="P18"><text:bookmark text:name="id_param_position"/><draw:control text:anchor-type="as-char" draw:z-index="10" draw:style-name="gr1" draw:text-style-name="P22" svg:width="7.938cm" svg:height="0.874cm" draw:control="control7"/></text:p>
          </table:table-cell>
        </table:table-row>
      </table:table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8">*</text:p>
          </table:table-cell>
          <table:table-cell table:style-name="Таблица7.A1" office:value-type="string">
            <text:p text:style-name="P13">Место учебы</text:p>
          </table:table-cell>
          <table:table-cell table:style-name="Таблица7.C1" office:value-type="string">
            <text:p text:style-name="P18"><text:bookmark text:name="id_param_study_place"/><draw:control text:anchor-type="as-char" draw:z-index="11" draw:style-name="gr1" draw:text-style-name="P22" svg:width="7.938cm" svg:height="0.874cm" draw:control="control8"/></text:p>
          </table:table-cell>
        </table:table-row>
      </table:table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8">*</text:p>
          </table:table-cell>
          <table:table-cell table:style-name="Таблица8.A1" office:value-type="string">
            <text:p text:style-name="P13">Специальность</text:p>
          </table:table-cell>
          <table:table-cell table:style-name="Таблица8.C1" office:value-type="string">
            <text:p text:style-name="P18"><text:bookmark text:name="id_param_specialty"/><draw:control text:anchor-type="as-char" draw:z-index="12" draw:style-name="gr1" draw:text-style-name="P22" svg:width="7.938cm" svg:height="0.874cm" draw:control="control9"/></text:p>
          </table:table-cell>
        </table:table-row>
      </table:table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8">*</text:p>
          </table:table-cell>
          <table:table-cell table:style-name="Таблица9.A1" office:value-type="string">
            <text:p text:style-name="P13">Курс</text:p>
          </table:table-cell>
          <table:table-cell table:style-name="Таблица9.C1" office:value-type="string">
            <text:p text:style-name="P17"><text:bookmark text:name="id_param_course"/><draw:control text:anchor-type="as-char" draw:z-index="13" draw:style-name="gr1" draw:text-style-name="P24" svg:width="7.938cm" svg:height="0.9cm" draw:control="control10"/></text:p>
          </table:table-cell>
        </table:table-row>
      </table:table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8">*</text:p>
          </table:table-cell>
          <table:table-cell table:style-name="Таблица10.A1" office:value-type="string">
            <text:p text:style-name="P13">На работе вы:</text:p>
          </table:table-cell>
        </table:table-row>
        <table:table-row>
          <table:table-cell table:style-name="Таблица10.A1" office:value-type="string">
            <text:p text:style-name="P9"/>
          </table:table-cell>
          <table:table-cell table:style-name="Таблица10.A1" office:value-type="string">
            <text:p text:style-name="P14"><draw:frame draw:style-name="fr1" draw:name="Врезка3" text:anchor-type="char" svg:x="0.053cm" svg:width="0.476cm" draw:z-index="19"><draw:text-box fo:min-height="0.476cm"><text:p text:style-name="P4"/></draw:text-box></draw:frame><text:bookmark text:name="uniq15688116035961510071"/>Применяете языки программирования для обработки данных</text:p>
            <text:p text:style-name="P14"><draw:frame draw:style-name="fr1" draw:name="Врезка4" text:anchor-type="char" svg:x="0.053cm" svg:width="0.476cm" draw:z-index="20"><draw:text-box fo:min-height="0.476cm"><text:p text:style-name="P4"/></draw:text-box></draw:frame><text:bookmark text:name="uniq15688116035961510072"/>Участвуете в принятии решений, касающихся бизнеса или продукта</text:p>
            <text:p text:style-name="P14"><draw:frame draw:style-name="fr1" draw:name="Врезка5" text:anchor-type="char" svg:x="0.053cm" svg:width="0.476cm" draw:z-index="21"><draw:text-box fo:min-height="0.476cm"><text:p text:style-name="P4"/></draw:text-box></draw:frame><text:bookmark text:name="uniq15688116035961510073"/>Занимаетесь продуктовой аналитикой</text:p>
            <text:p text:style-name="P14"><draw:frame draw:style-name="fr1" draw:name="Врезка6" text:anchor-type="char" svg:x="0.053cm" svg:width="0.476cm" draw:z-index="22"><draw:text-box fo:min-height="0.476cm"><text:p text:style-name="P4"/></draw:text-box></draw:frame><text:bookmark text:name="uniq15688116035961510074"/>Занимаетесь маркетинговой аналитикой</text:p>
            <text:p text:style-name="P14"><draw:frame draw:style-name="fr1" draw:name="Врезка7" text:anchor-type="char" svg:x="0.053cm" svg:width="0.476cm" draw:z-index="23"><draw:text-box fo:min-height="0.476cm"><text:p text:style-name="P4"/></draw:text-box></draw:frame><text:bookmark text:name="uniq15688116035961510075"/>Анализируете внутренние процессы компании</text:p>
          </table:table-cell>
        </table:table-row>
      </table:table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8">*</text:p>
          </table:table-cell>
          <table:table-cell table:style-name="Таблица11.A1" office:value-type="string">
            <text:p text:style-name="P13">Работа с данными - основная часть вашей деятельности?</text:p>
          </table:table-cell>
        </table:table-row>
        <table:table-row>
          <table:table-cell table:style-name="Таблица11.A1" office:value-type="string">
            <text:p text:style-name="P9"/>
          </table:table-cell>
          <table:table-cell table:style-name="Таблица11.A1" office:value-type="string">
            <text:p text:style-name="P12"><text:bookmark text:name="uniq15688116035961510076"/><draw:control text:anchor-type="as-char" draw:z-index="24" draw:style-name="gr1" draw:text-style-name="P23" svg:width="0.345cm" svg:height="0.345cm" draw:control="control16"/></text:p>
            <text:p text:style-name="P15"><text:soft-page-break/>Да</text:p>
            <text:p text:style-name="P12"><text:bookmark text:name="uniq15688116035961510077"/><draw:control text:anchor-type="as-char" draw:z-index="25" draw:style-name="gr1" draw:text-style-name="P23" svg:width="0.345cm" svg:height="0.345cm" draw:control="control17"/></text:p>
            <text:p text:style-name="P15">Нет</text:p>
          </table:table-cell>
        </table:table-row>
      </table:table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9"/>
          </table:table-cell>
          <table:table-cell table:style-name="Таблица12.A1" office:value-type="string">
            <text:p text:style-name="P13">Участвовали ли вы в проектах, не связанных с учёбой или основной работой?</text:p>
          </table:table-cell>
        </table:table-row>
        <table:table-row>
          <table:table-cell table:style-name="Таблица12.A1" office:value-type="string">
            <text:p text:style-name="P9"/>
          </table:table-cell>
          <table:table-cell table:style-name="Таблица12.A1" office:value-type="string">
            <text:p text:style-name="P12"><text:bookmark text:name="uniq15688116035961510078"/><draw:control text:anchor-type="as-char" draw:z-index="26" draw:style-name="gr1" draw:text-style-name="P23" svg:width="0.345cm" svg:height="0.345cm" draw:control="control18"/></text:p>
            <text:p text:style-name="P15">Да</text:p>
            <text:p text:style-name="P12"><text:bookmark text:name="uniq15688116035961510079"/><draw:control text:anchor-type="as-char" draw:z-index="27" draw:style-name="gr1" draw:text-style-name="P23" svg:width="0.345cm" svg:height="0.345cm" draw:control="control19"/></text:p>
            <text:p text:style-name="P15">Нет</text:p>
          </table:table-cell>
        </table:table-row>
      </table:table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9"/>
          </table:table-cell>
          <table:table-cell table:style-name="Таблица13.A1" office:value-type="string">
            <text:p text:style-name="P13">Опишите, пожалуйста, почему вам важно принять участие в этом мероприятии</text:p>
          </table:table-cell>
        </table:table-row>
        <table:table-row>
          <table:table-cell table:style-name="Таблица13.A1" office:value-type="string">
            <text:p text:style-name="P9"/>
          </table:table-cell>
          <table:table-cell table:style-name="Таблица13.A1" office:value-type="string">
            <text:p text:style-name="P10"><text:bookmark text:name="id_answer_long_text_10183887"/><draw:control text:anchor-type="as-char" draw:z-index="28" draw:style-name="gr1" draw:text-style-name="P22" svg:width="12.145cm" svg:height="6.404cm" draw:control="control20"/></text:p>
          </table:table-cell>
        </table:table-row>
      </table:table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9"/>
          </table:table-cell>
          <table:table-cell table:style-name="Таблица14.A1" office:value-type="string">
            <text:p text:style-name="P16">Пожалуйста, решите любую из двух задач, описанных ниже. В оставшейся поставьте прочерк.</text:p>
          </table:table-cell>
        </table:table-row>
        <table:table-row>
          <table:table-cell table:style-name="Таблица14.A1" office:value-type="string">
            <text:p text:style-name="P9"/>
          </table:table-cell>
          <table:table-cell table:style-name="Таблица14.B2" office:value-type="string">
            <text:p text:style-name="P9"/>
          </table:table-cell>
        </table:table-row>
      </table:table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8">*</text:p>
          </table:table-cell>
          <table:table-cell table:style-name="Таблица15.A1" office:value-type="string">
            <text:p text:style-name="P13">Есть таблица с данными о продажах со следующей структурой: sales (все поля обязательные) id: int - pk dt: datetime - дата продажи amt: decimal - сумма сделки client_id: int - клиент, которому продали услугу agency_id: int - агенство, которое участвовало в сделке contract_id: int - договор, по которому совершалась продажа.</text:p>
            <text:p text:style-name="P13"><text:span text:style-name="Strong_20_Emphasis">Задача:</text:span> Вывести такие договоры (должны выполняться все условия): - по которым в прошлом месяце было выполнено сделок на общую сумму &gt;= 50k - для которых нет клиентов, которые бы занимали более 60% от оборота по договору за прошлый месяц - исключить агенства, по которым за прошлый месяц было заключено сделок менее, чем с 10 клиентами.</text:p>
          </table:table-cell>
        </table:table-row>
        <text:soft-page-break/>
        <table:table-row>
          <table:table-cell table:style-name="Таблица15.A1" office:value-type="string">
            <text:p text:style-name="P9"/>
          </table:table-cell>
          <table:table-cell table:style-name="Таблица15.A1" office:value-type="string">
            <text:p text:style-name="P10"><text:bookmark text:name="id_answer_long_text_10183888"/><draw:control text:anchor-type="as-char" draw:z-index="29" draw:style-name="gr1" draw:text-style-name="P22" svg:width="12.145cm" svg:height="6.404cm" draw:control="control21"/></text:p>
          </table:table-cell>
        </table:table-row>
      </table:table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8">*</text:p>
          </table:table-cell>
          <table:table-cell table:style-name="Таблица16.A1" office:value-type="string">
            <text:p text:style-name="P13">В файле input.txt находятся номера автобусных билетов (6 значные числа, одно на строку). Счастливым билетом считается такой, у которого сумма первых трех цифр равна сумме трех последних. Также предполагается, что если взять среднее всех цифр и взять среднее этого значения по всем билетам, то мы получим число, близкое к 4.5. Надо посчитать количество счастливых билетов и среднее значение по билетику. Ответ необходимо записать в файл output.txt. В первую строку записать количество счастливых билетов. Во вторую среднее по билетикам, округлить до второго знака после запятой.<text:line-break/><text:span text:style-name="Strong_20_Emphasis">Пример входных данных:</text:span><text:line-break/>~$ cat input.txt<text:line-break/>123500<text:line-break/>421871<text:line-break/>421511<text:line-break/>653412<text:line-break/><text:span text:style-name="Strong_20_Emphasis">Пример выходных данных:</text:span><text:line-break/>~$ cat output.txt<text:line-break/>1</text:p>
            <text:p text:style-name="P13">2.88</text:p>
          </table:table-cell>
        </table:table-row>
        <table:table-row>
          <table:table-cell table:style-name="Таблица16.A1" office:value-type="string">
            <text:p text:style-name="P9"/>
          </table:table-cell>
          <table:table-cell table:style-name="Таблица16.A1" office:value-type="string">
            <text:p text:style-name="P10"><text:bookmark text:name="id_answer_long_text_10183892"/><draw:control text:anchor-type="as-char" draw:z-index="30" draw:style-name="gr1" draw:text-style-name="P22" svg:width="12.145cm" svg:height="6.404cm" draw:control="control22"/></text:p>
          </table:table-cell>
        </table:table-row>
      </table:table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19"/>
          </table:table-cell>
          <table:table-cell table:style-name="Таблица17.A1" office:value-type="string">
            <text:p text:style-name="P16">Пожалуйста, решите любую из двух задач, описанных ниже. В оставшейся поставьте прочерк.</text:p>
          </table:table-cell>
        </table:table-row>
        <table:table-row>
          <table:table-cell table:style-name="Таблица17.A1" office:value-type="string">
            <text:p text:style-name="P9"/>
          </table:table-cell>
          <table:table-cell table:style-name="Таблица17.B2" office:value-type="string">
            <text:p text:style-name="P9"/>
          </table:table-cell>
        </table:table-row>
      </table:table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8">*</text:p>
          </table:table-cell>
          <table:table-cell table:style-name="Таблица18.A1" office:value-type="string">
            <text:p text:style-name="P13">Представьте себе, что вам нужно создать дашборд Яндекс.Дзена. Какие основные метрики вы бы вывели на него? Почему? Технических ограничений по доступным данным нет.</text:p>
          </table:table-cell>
        </table:table-row>
        <text:soft-page-break/>
        <table:table-row>
          <table:table-cell table:style-name="Таблица18.A1" office:value-type="string">
            <text:p text:style-name="P9"/>
          </table:table-cell>
          <table:table-cell table:style-name="Таблица18.A1" office:value-type="string">
            <text:p text:style-name="P10"><text:bookmark text:name="id_answer_long_text_10183890"/><draw:control text:anchor-type="as-char" svg:y="-5.763cm" draw:z-index="31" draw:style-name="gr3" draw:text-style-name="P22" svg:width="12.145cm" svg:height="6.404cm" draw:control="control23"/></text:p>
          </table:table-cell>
        </table:table-row>
      </table:table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8">*</text:p>
          </table:table-cell>
          <table:table-cell table:style-name="Таблица19.A1" office:value-type="string">
            <text:p text:style-name="P13">Проанализируйте подневный график поисковой доли Яндекса на десктопе по данным Яндекс.Радара за весь доступный период. Опишите наблюдаемые закономерности, объясните и попробуйте классифицировать замеченные аномалии.</text:p>
          </table:table-cell>
        </table:table-row>
        <table:table-row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11"><text:bookmark text:name="id_answer_long_text_10183891"/><text:span text:style-name="T2"><draw:control text:anchor-type="as-char" draw:z-index="32" draw:style-name="gr1" draw:text-style-name="P22" svg:width="12.145cm" svg:height="6.404cm" draw:control="control24"/></text:span></text:p>
          </table:table-cell>
        </table:table-row>
      </table:table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row>
          <table:table-cell table:style-name="Таблица20.A1" office:value-type="string">
            <text:p text:style-name="P9"/>
          </table:table-cell>
          <table:table-cell table:style-name="Таблица20.A1" office:value-type="string">
            <text:p text:style-name="P13">Профиль на Github, Habrahabr, Twitter, Facebook или VK</text:p>
          </table:table-cell>
          <table:table-cell table:style-name="Таблица20.C1" office:value-type="string">
            <text:p text:style-name="P18"><text:bookmark text:name="id_param_social_account"/><draw:control text:anchor-type="as-char" draw:z-index="33" draw:style-name="gr1" draw:text-style-name="P22" svg:width="7.938cm" svg:height="0.874cm" draw:control="control25"/></text:p>
          </table:table-cell>
        </table:table-row>
      </table:table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row>
          <table:table-cell table:style-name="Таблица21.A1" office:value-type="string">
            <text:p text:style-name="P8">*</text:p>
          </table:table-cell>
          <table:table-cell table:style-name="Таблица21.A1" office:value-type="string">
            <text:p text:style-name="P13">Откуда вы узнали о встрече?</text:p>
          </table:table-cell>
          <table:table-cell table:style-name="Таблица21.C1" office:value-type="string">
            <text:p text:style-name="P18"><text:bookmark text:name="id_answer_short_text_10184047"/><draw:control text:anchor-type="as-char" draw:z-index="34" draw:style-name="gr1" draw:text-style-name="P22" svg:width="7.938cm" svg:height="0.874cm" draw:control="control26"/></text:p>
          </table:table-cell>
        </table:table-row>
      </table:table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8">*</text:p>
          </table:table-cell>
          <table:table-cell table:style-name="Таблица22.B1" office:value-type="string">
            <text:p text:style-name="P14"><draw:frame draw:style-name="fr1" draw:name="Врезка8" text:anchor-type="char" svg:x="0.053cm" svg:width="0.476cm" draw:z-index="36"><draw:text-box fo:min-height="0.476cm"><text:p text:style-name="P4"/></draw:text-box></draw:frame><text:bookmark text:name="id_answer_boolean_10170746"/>Я даю свое согласие на передачу в ООО «ЯНДЕКС» анкеты, содержащей мои персональные данные, и согласен с тем, что они будут храниться в ООО «ЯНДЕКС» в течение 10 лет и будут использованы исключительно для целей приглашения меня к участию в мероприятиях группы компаний «ЯНДЕКС», в соответствии с Федеральным законом «О персональных данных».</text:p>
            <text:p text:style-name="P21">Соглашение обязательно</text:p>
          </table:table-cell>
        </table:table-row>
      </table:table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P8">*</text:p>
          </table:table-cell>
          <table:table-cell table:style-name="Таблица23.B1" office:value-type="string">
            <text:p text:style-name="P14"><draw:frame draw:style-name="fr1" draw:name="Врезка9" text:anchor-type="char" svg:x="0.053cm" svg:width="0.476cm" draw:z-index="38"><draw:text-box fo:min-height="0.476cm"><text:p text:style-name="P4"/></draw:text-box></draw:frame><text:bookmark text:name="id_answer_boolean_10170752"/>Я даю свое согласие на передачу в ООО «ЯНДЕКС» резюме и/или анкеты, содержащих мои персональные данные, и согласен с тем, что они будут храниться в ООО «ЯНДЕКС» в течение 10 лет и будут обрабатываться исключительно для целей предложения мне вакансий группы компаний «ЯНДЕКС», в соответствии с Федеральным законом <text:soft-page-break/>«О персональных данных».</text:p>
            <text:p text:style-name="P21">Соглашение обязательно</text:p>
          </table:table-cell>
        </table:table-row>
      </table:table>
      <text:p text:style-name="P5">Зарегистрироваться</text:p>
      <text:p text:style-name="P6"><text:a xlink:type="simple" xlink:href="https://yandex.ru/support/common/troubleshooting/problem-with-form.html" text:style-name="Internet_20_link" text:visited-style-name="Visited_20_Internet_20_Link"><text:span text:style-name="T6">Обратная связь</text:span></text:a></text:p>
      <text:p text:style-name="P6"><text:span text:style-name="T5">© 2019  </text:span><text:a xlink:type="simple" xlink:href="https://www.yandex.ru/" text:style-name="Internet_20_link" text:visited-style-name="Visited_20_Internet_20_Link"><text:span text:style-name="T7">Яндекс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Helvetica" svg:font-family="Helvetica, Arial, sans-serif"/>
    <style:font-face style:name="Lohit Devanagari1" svg:font-family="'Lohit Devanagari'"/>
    <style:font-face style:name="textbook" svg:font-family="textbook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9T23:19:32.525005502</meta:creation-date>
    <dc:date>2019-09-30T13:46:53.817069207</dc:date>
    <meta:editing-duration>PT5H25M32S</meta:editing-duration>
    <meta:editing-cycles>1</meta:editing-cycles>
    <meta:document-statistic meta:table-count="23" meta:image-count="2" meta:object-count="0" meta:page-count="5" meta:paragraph-count="82" meta:word-count="506" meta:character-count="3381" meta:non-whitespace-character-count="2933"/>
    <meta:generator>LibreOffice/6.0.7.3$Linux_X86_64 LibreOffice_project/00m0$Build-3</meta:generator>
  </office:meta>
</office:document-meta>
</file>